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fo:language="en" fo:country="AU" style:font-size-asian="14pt" style:font-size-complex="14pt"/>
    </style:style>
    <style:style style:name="P2" style:family="paragraph" style:parent-style-name="Text_20_body">
      <style:text-properties style:font-name="Verdana" fo:font-size="14pt" style:font-size-asian="14pt" style:font-size-complex="14pt"/>
    </style:style>
    <style:style style:name="P3" style:family="paragraph" style:parent-style-name="Text_20_body">
      <style:text-properties style:font-name="Verdana" fo:font-size="14pt" officeooo:rsid="0001d1dd" officeooo:paragraph-rsid="0001d1dd" style:font-size-asian="14pt" style:font-size-complex="14pt"/>
    </style:style>
    <style:style style:name="P4" style:family="paragraph" style:parent-style-name="Text_20_body">
      <style:text-properties style:font-name="Verdana" fo:font-size="14pt" officeooo:rsid="00020e87" officeooo:paragraph-rsid="00020e87" style:font-size-asian="14pt" style:font-size-complex="14pt"/>
    </style:style>
    <style:style style:name="P5" style:family="paragraph" style:parent-style-name="Title">
      <style:text-properties fo:font-weight="bold" officeooo:paragraph-rsid="0000fdb1" style:font-weight-asian="bold" style:font-weight-complex="bold"/>
    </style:style>
    <style:style style:name="T1" style:family="text">
      <style:text-properties fo:font-variant="normal" fo:text-transform="none" fo:color="#000000" fo:letter-spacing="normal" fo:font-style="normal"/>
    </style:style>
    <style:style style:name="T2" style:family="text">
      <style:text-properties officeooo:rsid="0000fdb1"/>
    </style:style>
    <style:style style:name="T3" style:family="text">
      <style:text-properties officeooo:rsid="00012bf2"/>
    </style:style>
    <style:style style:name="T4" style:family="text">
      <style:text-properties officeooo:rsid="0001d1dd"/>
    </style:style>
    <style:style style:name="T5" style:family="text">
      <style:text-properties officeooo:rsid="000360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pectacle Island</text:span> <text:span text:style-name="T2">Castle Adjunct</text:span></text:p>
      <text:p text:style-name="P5">by Yagisan</text:p>
      <text:p text:style-name="P1"/>
      <text:p text:style-name="P2">After retaking The Castle, <text:span text:style-name="T3">T</text:span>he Minutemen quickly realised that they needed a secure source of food in South Boston. <text:span text:style-name="T3">Emissaries from The Minutemen were dispatched to the settlement on Spectacle Island. Unfortunately, upon arrival it had become apparent that the settlement had become overrun with mirelurks, and no survivors were to be found.</text:span></text:p>
      <text:p text:style-name="P2">Recognising the strategic value of the island, The General ordered the eradication of all hostile wildlife on the island, and the establishment of an intensive farming and canning operation on the island.</text:p>
      <text:p text:style-name="P2">Initially just a farming settlement, Minutemen engineers quickly arrived to take advantage of the abundant space for both civil, and military engineering projects, including a water wheel <text:span text:style-name="T4">and an extensive dock for the rapid movement of supplies to and from the island</text:span>.</text:p>
      <text:p text:style-name="P3">With the canning operation now vital to feeding The Castle, it was decided to establish a permanent garrison and communications hub on the island, including a power armour workshop, in the event that they need to be deployed. The initial garrison commanders quarters were enlarged, and salvaged Vault-Tec equipment and shipping crates were engineered into an effective decontamination station to treat radiation related ailments.</text:p>
      <text:p text:style-name="P4">By the end of its development, the Spectacle Island Castle Adjunct was a vital part of The Minutemen’s logistics and supply network, enabling a <text:span text:style-name="T5">renewed Minutemen presence throughout The Commonwealth.</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0-01T03:00:18.576000000</dc:date>
    <meta:editing-duration>PT14M49S</meta:editing-duration>
    <meta:editing-cycles>3</meta:editing-cycles>
    <meta:document-statistic meta:table-count="0" meta:image-count="0" meta:object-count="0" meta:page-count="1" meta:paragraph-count="7" meta:word-count="227" meta:character-count="1482" meta:non-whitespace-character-count="1262"/>
  </office:meta>
</office:document-meta>
</file>